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subtitle">
      <style:graphic-properties draw:fill-color="#ffffff" fo:min-height="13.609cm"/>
    </style:style>
    <style:style style:name="pr7" style:family="presentation" style:parent-style-name="Default-subtitle">
      <style:graphic-properties draw:fill-color="#ffffff" draw:auto-grow-height="true" fo:min-height="13.86cm"/>
    </style:style>
    <style:style style:name="P1" style:family="paragraph">
      <style:paragraph-properties fo:text-align="end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paragraph-properties fo:text-align="start"/>
      <style:text-properties fo:font-size="20pt" style:font-size-asian="20pt" style:font-size-complex="20pt"/>
    </style:style>
    <style:style style:name="P6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6cm" svg:x="1.4cm" svg:y="0.837cm" presentation:class="subtitle">
          <draw:text-box>
            <text:p><text:span text:style-name="T1">Python</text:span><text:span text:style-name="T1">源码解析读书笔记</text:span></text:p>
            <text:p text:style-name="P1"/>
            <text:p text:style-name="P1"/>
            <text:p text:style-name="P1">——起于源码，不止于源码</text:p>
            <text:p text:style-name="P1"/>
            <text:p text:style-name="P1"/>
            <text:p text:style-name="P1"><text:span text:style-name="T2">Shell Xu </text:span><text:span text:style-name="T2">许智翔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3.507cm" svg:x="1.4cm" svg:y="0.837cm" presentation:class="title">
          <draw:text-box>
            <text:p>Python源码解析的意义和问题</text:p>
          </draw:text-box>
        </draw:frame>
        <draw:frame presentation:style-name="pr4" draw:layer="layout" svg:width="12.296cm" svg:height="13.859cm" svg:x="1.4cm" svg:y="4.914cm" presentation:class="outline">
          <draw:text-box>
            <text:list text:style-name="L3">
              <text:list-item>
                <text:p>了解系统底层，才能正确编码。</text:p>
              </text:list-item>
              <text:list-item>
                <text:p>了解如何实现一个语言系统，对于模板系统设计/动态配置有指导意义。</text:p>
              </text:list-item>
            </text:list>
          </draw:text-box>
        </draw:frame>
        <draw:frame presentation:style-name="pr4" draw:layer="layout" svg:width="12.296cm" svg:height="13.859cm" svg:x="14.311cm" svg:y="4.914cm" presentation:class="outline">
          <draw:text-box>
            <text:list text:style-name="L3">
              <text:list-item>
                <text:p>针对C程序员，而非Python程序员。</text:p>
              </text:list-item>
              <text:list-item>
                <text:p>讨论如何实现太多，为什么太少。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draw:frame presentation:style-name="pr5" draw:layer="layout" svg:width="25.199cm" svg:height="3.256cm" svg:x="1.4cm" svg:y="0.962cm" presentation:class="title">
          <draw:text-box>
            <text:p>对象-类型的类型</text:p>
          </draw:text-box>
        </draw:frame>
        <draw:frame presentation:style-name="pr6" draw:text-style-name="P2" draw:layer="layout" svg:width="25.199cm" svg:height="13.609cm" svg:x="1.301cm" svg:y="5cm" presentation:class="subtitle" presentation:user-transformed="true">
          <draw:text-box>
            <text:p text:style-name="P2">obj int(10).ob_type -&gt; PyInt_Type</text:p>
            <text:p text:style-name="P2">PyInt_Type.ob_type -&gt; PyType_Type</text:p>
            <text:p text:style-name="P2">PyInt_Type.tp_base -&gt; PyBaseObject_Type</text:p>
            <text:p text:style-name="P2">PyBaseObject_Type.ob_type -&gt; PyType_Type</text:p>
            <text:p text:style-name="P2">PyType_Type.ob_type -&gt; PyType_Type</text:p>
            <text:p text:style-name="P2"/>
            <text:p text:style-name="P2">更精确的参考源码解析262页图。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draw:frame presentation:style-name="pr5" draw:layer="layout" svg:width="25.199cm" svg:height="3.256cm" svg:x="1.4cm" svg:y="0.962cm" presentation:class="title">
          <draw:text-box>
            <text:p>对象-小整数对象</text:p>
          </draw:text-box>
        </draw:frame>
        <draw:frame presentation:style-name="pr6" draw:text-style-name="P2" draw:layer="layout" svg:width="25.199cm" svg:height="13.609cm" svg:x="1.4cm" svg:y="5.039cm" presentation:class="subtitle" presentation:user-transformed="true">
          <draw:text-box>
            <text:p text:style-name="P2">#ifndef NSMALLNEGINTS</text:p>
            <text:p text:style-name="P2">#define NSMALLNEGINTS <text:s text:c="10"/>5</text:p>
            <text:p text:style-name="P2">#endif</text:p>
            <text:p text:style-name="P2"/>
            <text:p text:style-name="P2"><text:s text:c="4"/>if (-NSMALLNEGINTS &lt;= ival &amp;&amp; ival &lt; NSMALLPOSINTS) {</text:p>
            <text:p text:style-name="P2"><text:s text:c="8"/>v = small_ints[ival + NSMALLNEGINTS];</text:p>
            <text:p text:style-name="P2"><text:s text:c="8"/>Py_INCREF(v);</text:p>
            <text:p text:style-name="P2"><text:s text:c="4"/>}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draw:frame presentation:style-name="pr5" draw:layer="layout" svg:width="25.199cm" svg:height="3.277cm" svg:x="1.4cm" svg:y="0.952cm" presentation:class="title" presentation:user-transformed="true">
          <draw:text-box>
            <text:p>对象-大整数对象，空对象池，对象缓存</text:p>
          </draw:text-box>
        </draw:frame>
        <draw:frame presentation:style-name="pr6" draw:text-style-name="P2" draw:layer="layout" svg:width="25.199cm" svg:height="13.609cm" svg:x="1.4cm" svg:y="5.039cm" presentation:class="subtitle">
          <draw:text-box>
            <text:p text:style-name="P2">&gt;&gt;&gt; a = 1000000</text:p>
            <text:p text:style-name="P2">&gt;&gt;&gt; b = 2000000</text:p>
            <text:p text:style-name="P2">&gt;&gt;&gt; id(a) == id(1000000)</text:p>
            <text:p text:style-name="P2">False</text:p>
            <text:p text:style-name="P2">&gt;&gt;&gt; id(100000) == id(100000)</text:p>
            <text:p text:style-name="P2">True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draw:frame presentation:style-name="pr5" draw:layer="layout" svg:width="25.199cm" svg:height="3.256cm" svg:x="1.4cm" svg:y="0.962cm" presentation:class="title">
          <draw:text-box>
            <text:p>对象-字符串对象复用和缓存</text:p>
          </draw:text-box>
        </draw:frame>
        <draw:frame presentation:style-name="pr6" draw:text-style-name="P2" draw:layer="layout" svg:width="25.199cm" svg:height="15.471cm" svg:x="1.4cm" svg:y="4.108cm" presentation:class="subtitle" presentation:user-transformed="true">
          <draw:text-box>
            <text:p text:style-name="P2">&gt;&gt;&gt; c = 'qazwsxedcrfvt'</text:p>
            <text:p text:style-name="P2">&gt;&gt;&gt; c += 'gbyhnujmikolp'</text:p>
            <text:p text:style-name="P2">&gt;&gt;&gt; a = 'qazwsxedcrfvtgbyhnujmikolp'</text:p>
            <text:p text:style-name="P2">&gt;&gt;&gt; id(a) == id(c)</text:p>
            <text:p text:style-name="P2">False</text:p>
            <text:p text:style-name="P2">&gt;&gt;&gt; a = 'abc'</text:p>
            <text:p text:style-name="P2">&gt;&gt;&gt; b = 'def'</text:p>
            <text:p text:style-name="P2">&gt;&gt;&gt; c = 'abc'</text:p>
            <text:p text:style-name="P2">&gt;&gt;&gt; id(a) == id(c)</text:p>
            <text:p text:style-name="P2">True</text:p>
            <text:p text:style-name="P2">&gt;&gt;&gt; b = 'abcde'</text:p>
            <text:p text:style-name="P2">&gt;&gt;&gt; id(b[1]) == id(c[1])</text:p>
            <text:p text:style-name="P2">True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draw:frame presentation:style-name="pr3" draw:layer="layout" svg:width="25.199cm" svg:height="3.507cm" svg:x="1.4cm" svg:y="0.837cm" presentation:class="title">
          <draw:text-box>
            <text:p>对象-free_list对象缓存的机制</text:p>
          </draw:text-box>
        </draw:frame>
        <draw:frame presentation:style-name="pr7" draw:text-style-name="P3" draw:layer="layout" svg:width="25.199cm" svg:height="13.86cm" svg:x="1.4cm" svg:y="4.914cm" presentation:class="subtitle">
          <draw:text-box>
            <text:p text:style-name="P3"><text:s text:c="4"/>每个类别有自己的free_list对象，用于缓存已经被销毁的对象。</text:p>
            <text:p text:style-name="P3"><text:s text:c="4"/>目前尚不清楚GC是否会定时释放这部分内存，但是python在对象引用到0时是不释放对象的，而且多数情况下表现为内存泄漏。</text:p>
            <text:p text:style-name="P3"><text:s text:c="4"/>而且多种对象的free_list不能互相通用，继承子类也不适用。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draw:frame presentation:style-name="pr5" draw:layer="layout" svg:width="25.199cm" svg:height="3.256cm" svg:x="1.4cm" svg:y="0.962cm" presentation:class="title">
          <draw:text-box>
            <text:p>对象-list对象的行为</text:p>
          </draw:text-box>
        </draw:frame>
        <draw:frame presentation:style-name="pr6" draw:text-style-name="P2" draw:layer="layout" svg:width="25.199cm" svg:height="13.609cm" svg:x="1.4cm" svg:y="5.039cm" presentation:class="subtitle">
          <draw:text-box>
            <text:p text:style-name="P2"><text:s text:c="4"/>list对象用一种vector等同的方法处理对象池。因此随机插入（尤其是头部插入）一个对象超长队列会引发大量的内存复制行为。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0">
        <draw:frame presentation:style-name="pr5" draw:layer="layout" svg:width="25.199cm" svg:height="3.256cm" svg:x="1.4cm" svg:y="0.962cm" presentation:class="title">
          <draw:text-box>
            <text:p>对象-dict对象的索引方案</text:p>
          </draw:text-box>
        </draw:frame>
        <draw:frame presentation:style-name="pr6" draw:text-style-name="P2" draw:layer="layout" svg:width="25.199cm" svg:height="13.609cm" svg:x="1.4cm" svg:y="5.039cm" presentation:class="subtitle" presentation:user-transformed="true">
          <draw:text-box>
            <text:p text:style-name="P2"><text:s text:c="4"/>dict对象的索引方案使用的是哈希表，而且是开放地址法的哈希表。当装载率达到一定规模后，会新申请一块内存，将有效数据复制过去。</text:p>
            <text:p text:style-name="P2"><text:s text:c="4"/>最小的表空间为8个对象，当装载率超过2/3时，会扩大规模到当前active的4倍（超过50000个对象为2倍）。</text:p>
            <text:p text:style-name="P2"><text:s text:c="4"/>目前为止，在对象被删除后，其表空间并不释放。因此曾经增长的非常大的dict对象，可以定期复制以回收空间。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draw:frame presentation:style-name="pr5" draw:layer="layout" svg:width="25.199cm" svg:height="3.256cm" svg:x="1.4cm" svg:y="0.962cm" presentation:class="title">
          <draw:text-box>
            <text:p>对象-dict的用法注释</text:p>
          </draw:text-box>
        </draw:frame>
        <draw:frame presentation:style-name="pr6" draw:text-style-name="P4" draw:layer="layout" svg:width="25.199cm" svg:height="13.609cm" svg:x="1.4cm" svg:y="5.036cm" presentation:class="subtitle" presentation:user-transformed="true">
          <draw:text-box>
            <text:p text:style-name="P4"><text:span text:style-name="T2">从序列中移除重复对象</text:span></text:p>
            <text:p text:style-name="P4"><text:span text:style-name="T2"><text:s text:c="4"/></text:span><text:span text:style-name="T2">dict.fromkeys(seqn).keys()</text:span></text:p>
            <text:p text:style-name="P4"><text:span text:style-name="T2"/></text:p>
            <text:p text:style-name="P4"><text:span text:style-name="T2">计算序列中元素出现次数</text:span></text:p>
            <text:p text:style-name="P4"><text:span text:style-name="T2"><text:s text:c="4"/></text:span><text:span text:style-name="T2">for e in seqn: d[e] = d.get(e,0) + 1</text:span></text:p>
            <text:p text:style-name="P4"><text:span text:style-name="T2"/></text:p>
            <text:p text:style-name="P4"><text:span text:style-name="T2">词典中移除大量元素</text:span></text:p>
            <text:p text:style-name="P4"><text:span text:style-name="T2"><text:s text:c="4"/></text:span><text:span text:style-name="T2">d = dict([(k, v) for k, v in d.items() if k != xxx])</text:span></text:p>
            <text:p text:style-name="P4"><text:span text:style-name="T2"/></text:p>
            <text:p text:style-name="P4"><text:span text:style-name="T2">词典中访问可能不存在的元素（当不存在的风险高于</text:span><text:span text:style-name="T2">5%</text:span><text:span text:style-name="T2">时）</text:span></text:p>
            <text:p text:style-name="P4"><text:span text:style-name="T2"><text:s text:c="4"/></text:span><text:span text:style-name="T2">o = d.get(k, default)</text:span></text:p>
            <text:p text:style-name="P4"><text:span text:style-name="T2"/></text:p>
            <text:p text:style-name="P4"><text:span text:style-name="T2">词典中访问可能不存在的元素（当不存在的风险低于</text:span><text:span text:style-name="T2">5%</text:span><text:span text:style-name="T2">时）</text:span></text:p>
            <text:p text:style-name="P4"><text:span text:style-name="T2"><text:s text:c="4"/></text:span><text:span text:style-name="T2">try: o = d[k]</text:span></text:p>
            <text:p text:style-name="P4"><text:span text:style-name="T2"><text:s text:c="4"/></text:span><text:span text:style-name="T2">except KeyError: o = defaul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draw:frame presentation:style-name="pr5" draw:layer="layout" svg:width="25.199cm" svg:height="3.256cm" svg:x="1.4cm" svg:y="0.962cm" presentation:class="title">
          <draw:text-box>
            <text:p>函数-函数的性质1</text:p>
          </draw:text-box>
        </draw:frame>
        <draw:frame presentation:style-name="pr6" draw:text-style-name="P4" draw:layer="layout" svg:width="25.199cm" svg:height="13.609cm" svg:x="1.4cm" svg:y="5.021cm" presentation:class="subtitle" presentation:user-transformed="true">
          <draw:text-box>
            <text:p text:style-name="P4"><text:span text:style-name="T2">&gt;&gt;&gt; def outer(o1, o2):</text:span></text:p>
            <text:p text:style-name="P4"><text:span text:style-name="T2">... <text:s text:c="4"/>def inner(i1 = 10, i2 = []):</text:span></text:p>
            <text:p text:style-name="P4"><text:span text:style-name="T2">... <text:s text:c="12"/>return i1+o1+o2</text:span></text:p>
            <text:p text:style-name="P4"><text:span text:style-name="T2">... <text:s text:c="4"/>return inner</text:span></text:p>
            <text:p text:style-name="P4"><text:span text:style-name="T2">...</text:span></text:p>
            <text:p text:style-name="P4"><text:span text:style-name="T2">&gt;&gt;&gt; a1 = outer(50, 30)</text:span></text:p>
            <text:p text:style-name="P4"><text:span text:style-name="T2">&gt;&gt;&gt; a2 = outer(50, 30)</text:span></text:p>
            <text:p text:style-name="P4"><text:span text:style-name="T2">&gt;&gt;&gt; a1.func_closure</text:span></text:p>
            <text:p text:style-name="P4"><text:span text:style-name="T2">(&lt;cell at 0xb75454f4: int object at 0x8455ddc&gt;, &lt;cell at 0xb7545524: int object at 0x8455cec&gt;)</text:span></text:p>
            <text:p text:style-name="P4"><text:span text:style-name="T2">&gt;&gt;&gt; a2.func_closure</text:span></text:p>
            <text:p text:style-name="P4"><text:span text:style-name="T2">(&lt;cell at 0xb754541c: int object at 0x8455ddc&gt;, &lt;cell at 0xb75453a4: int object at 0x8455cec&gt;)</text:span></text:p>
            <text:p text:style-name="P4"><text:span text:style-name="T2">两次生成的函数对象拥有不同的闭包空间。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draw:frame presentation:style-name="pr5" draw:layer="layout" svg:width="25.199cm" svg:height="3.256cm" svg:x="1.4cm" svg:y="0.962cm" presentation:class="title">
          <draw:text-box>
            <text:p>函数-函数的性质2</text:p>
          </draw:text-box>
        </draw:frame>
        <draw:frame presentation:style-name="pr6" draw:text-style-name="P4" draw:layer="layout" svg:width="25.199cm" svg:height="16.892cm" svg:x="1.4cm" svg:y="3.398cm" presentation:class="subtitle" presentation:user-transformed="true">
          <draw:text-box>
            <text:p text:style-name="P4"><text:span text:style-name="T2">&gt;&gt;&gt; a1.func_defaults</text:span></text:p>
            <text:p text:style-name="P4"><text:span text:style-name="T2">(10, [])</text:span></text:p>
            <text:p text:style-name="P4"><text:span text:style-name="T2">&gt;&gt;&gt; a2.func_defaults</text:span></text:p>
            <text:p text:style-name="P4"><text:span text:style-name="T2">(10, [])</text:span></text:p>
            <text:p text:style-name="P4"><text:span text:style-name="T2">&gt;&gt;&gt; a1.func_defaults[1].append(10)</text:span></text:p>
            <text:p text:style-name="P4"><text:span text:style-name="T2">&gt;&gt;&gt; a1.func_defaults</text:span></text:p>
            <text:p text:style-name="P4"><text:span text:style-name="T2">(10, [10])</text:span></text:p>
            <text:p text:style-name="P4"><text:span text:style-name="T2">&gt;&gt;&gt; a2.func_defaults</text:span></text:p>
            <text:p text:style-name="P4"><text:span text:style-name="T2">(10, [])</text:span></text:p>
            <text:p text:style-name="P4"><text:span text:style-name="T2">也拥有不同的默认值空间。</text:span></text:p>
            <text:p text:style-name="P4"><text:span text:style-name="T2">&gt;&gt;&gt; def default_test(d = []):</text:span></text:p>
            <text:p text:style-name="P4"><text:span text:style-name="T2">... <text:s text:c="4"/>print d</text:span></text:p>
            <text:p text:style-name="P4"><text:span text:style-name="T2">...</text:span></text:p>
            <text:p text:style-name="P4"><text:span text:style-name="T2">&gt;&gt;&gt; default_test.func_defaults</text:span></text:p>
            <text:p text:style-name="P4"><text:span text:style-name="T2">([],)</text:span></text:p>
            <text:p text:style-name="P4"><text:span text:style-name="T2">&gt;&gt;&gt; default_test.func_defaults[0].append(10)</text:span></text:p>
            <text:p text:style-name="P4"><text:span text:style-name="T2">&gt;&gt;&gt; default_test()</text:span></text:p>
            <text:p text:style-name="P4"><text:span text:style-name="T2">[10]</text:span></text:p>
            <text:p text:style-name="P4"><text:span text:style-name="T2">然而同一次生成的默认值空间是共享的，哪怕多次运行。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0">
        <draw:frame presentation:style-name="pr5" draw:layer="layout" svg:width="25.199cm" svg:height="3.256cm" svg:x="1.4cm" svg:y="0.962cm" presentation:class="title">
          <draw:text-box>
            <text:p>函数-参数传递1</text:p>
          </draw:text-box>
        </draw:frame>
        <draw:frame presentation:style-name="pr6" draw:text-style-name="P4" draw:layer="layout" svg:width="25.199cm" svg:height="13.609cm" svg:x="1.4cm" svg:y="5.039cm" presentation:class="subtitle">
          <draw:text-box>
            <text:p text:style-name="P4"><text:span text:style-name="T2">&gt;&gt;&gt; def f(a,b,c,d): return a,b,c,d</text:span></text:p>
            <text:p text:style-name="P4"><text:span text:style-name="T2">...</text:span></text:p>
            <text:p text:style-name="P4"><text:span text:style-name="T2">&gt;&gt;&gt; f(1,2,3,4)</text:span></text:p>
            <text:p text:style-name="P4"><text:span text:style-name="T2">(1, 2, 3, 4)</text:span></text:p>
            <text:p text:style-name="P4"><text:span text:style-name="T2">&gt;&gt;&gt; f(1,2,a=3,b=4)</text:span></text:p>
            <text:p text:style-name="P4"><text:span text:style-name="T2">Traceback (most recent call last):</text:span></text:p>
            <text:p text:style-name="P4"><text:span text:style-name="T2"><text:s text:c="2"/></text:span><text:span text:style-name="T2">File "&lt;stdin&gt;", line 1, in &lt;module&gt;</text:span></text:p>
            <text:p text:style-name="P4"><text:span text:style-name="T2">TypeError: f() got multiple values for keyword argument 'a'</text:span></text:p>
            <text:p text:style-name="P4"><text:span text:style-name="T2">&gt;&gt;&gt; f(1,2,c=3,d=4)</text:span></text:p>
            <text:p text:style-name="P4"><text:span text:style-name="T2">(1, 2, 3, 4)</text:span></text:p>
            <text:p text:style-name="P4"><text:span text:style-name="T2">参数分两种，位置参数和键值参数。具体如何传递是由调用时决定而非编译时。调用时参数必须先以位置参方式传递，再以键值参方式传递。一旦出现键值传递，再出现位置传递即出现编译时非法。调用时会先入栈所有参数，一个位置参占一个对象，一个键值参占两个对象（这是当然）。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>
        <draw:frame presentation:style-name="pr5" draw:layer="layout" svg:width="25.199cm" svg:height="3.256cm" svg:x="1.4cm" svg:y="0.962cm" presentation:class="title">
          <draw:text-box>
            <text:p>函数-参数传递2</text:p>
          </draw:text-box>
        </draw:frame>
        <draw:frame presentation:style-name="pr6" draw:text-style-name="P4" draw:layer="layout" svg:width="25.199cm" svg:height="13.609cm" svg:x="1.4cm" svg:y="5.039cm" presentation:class="subtitle" presentation:user-transformed="true">
          <draw:text-box>
            <text:p text:style-name="P4"><text:span text:style-name="T2">解析的时候按照先位置后键值的方式赋值，先将所有位置参依次赋值给所有参数名。如果位置参有多，而没有扩展位置参来接收，则报错</text:span><text:span text:style-name="T2">TypeError: %s expected at %s %d arguments, got %d</text:span><text:span text:style-name="T2">。而后将所有键值参赋值给未赋值的参数，如果这个参数名已经赋值，则如上文，报错。如果键值参数有多，又没有扩展键值参来接受，也报错。</text:span></text:p>
            <text:p text:style-name="P4"><text:span text:style-name="T2">最后，如果有参数名尚未赋值，查看这些参数名是否有默认值。如果没有，报错。</text:span></text:p>
            <text:p text:style-name="P4"><text:span text:style-name="T2">另外，在字节码中访问本地（</text:span><text:span text:style-name="T2">locals</text:span><text:span text:style-name="T2">）命名空间的时候，是不通过命名空间查询的方式进行的。因为编译时可以明确一个名称是否在</text:span><text:span text:style-name="T2">locals</text:span><text:span text:style-name="T2">空间中，而不用理会代码段在名称空间中的位置结构。而一旦明确其在</text:span><text:span text:style-name="T2">locals</text:span><text:span text:style-name="T2">命名空间中，则可以直接堆栈访问位置，这样使得</text:span><text:span text:style-name="T2">locals</text:span><text:span text:style-name="T2">名称查询速度远高于普通名称空间。对于一个函数内频繁使用的符号，建议做一次赋值，将其引入</text:span><text:span text:style-name="T2">locals</text:span><text:span text:style-name="T2">命名空间。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0">
        <draw:frame presentation:style-name="pr5" draw:layer="layout" svg:width="25.199cm" svg:height="3.256cm" svg:x="1.4cm" svg:y="0.962cm" presentation:class="title">
          <draw:text-box>
            <text:p>函数-调用堆栈</text:p>
          </draw:text-box>
        </draw:frame>
        <draw:frame presentation:style-name="pr6" draw:layer="layout" svg:width="25.199cm" svg:height="13.609cm" svg:x="1.4cm" svg:y="5.039cm" presentation:class="subtitle">
          <draw:text-box>
            <text:p>python的调用堆栈是通过PyFrameObject来实现的，每一次调用，python会产生一个新的PyFrameObject加入到栈中。而每个PyFrameObject自带一个小数据区域，用于接收参数，处理局部变量。python字节码指令中的LOAD_FAST，STORE_FAST就是操作的这个区域。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0">
        <draw:frame presentation:style-name="pr5" draw:layer="layout" svg:width="25.199cm" svg:height="3.256cm" svg:x="1.4cm" svg:y="0.962cm" presentation:class="title">
          <draw:text-box>
            <text:p>函数-层级闭包的实现1</text:p>
          </draw:text-box>
        </draw:frame>
        <draw:frame presentation:style-name="pr6" draw:text-style-name="P2" draw:layer="layout" svg:width="25.199cm" svg:height="13.609cm" svg:x="1.4cm" svg:y="5.039cm" presentation:class="subtitle">
          <draw:text-box>
            <text:p text:style-name="P2">&gt;&gt;&gt; def f1():</text:p>
            <text:p text:style-name="P2">... <text:s text:c="4"/>def f2(): return i</text:p>
            <text:p text:style-name="P2">... <text:s text:c="4"/>i = 10</text:p>
            <text:p text:style-name="P2">... <text:s text:c="4"/>return f2</text:p>
            <text:p text:style-name="P2">...</text:p>
            <text:p text:style-name="P2">&gt;&gt;&gt; a = f1()</text:p>
            <text:p text:style-name="P2">&gt;&gt;&gt; a()</text:p>
            <text:p text:style-name="P2">10</text:p>
            <text:p text:style-name="P2">实现的还是不错的。通过计算当时名称-值的方法就无法获得i。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0">
        <draw:frame presentation:style-name="pr5" draw:layer="layout" svg:width="25.199cm" svg:height="3.256cm" svg:x="1.301cm" svg:y="0.5cm" presentation:class="title" presentation:user-transformed="true">
          <draw:text-box>
            <text:p>函数-层级闭包的实现2</text:p>
          </draw:text-box>
        </draw:frame>
        <draw:frame presentation:style-name="pr6" draw:text-style-name="P4" draw:layer="layout" svg:width="25.199cm" svg:height="17.781cm" svg:x="1.4cm" svg:y="2.948cm" presentation:class="subtitle" presentation:user-transformed="true">
          <draw:text-box>
            <text:p text:style-name="P4"><text:span text:style-name="T2">&gt;&gt;&gt; def f1():</text:span></text:p>
            <text:p text:style-name="P4"><text:span text:style-name="T2">... <text:s text:c="4"/>def f2():</text:span></text:p>
            <text:p text:style-name="P4"><text:span text:style-name="T2">... <text:s text:c="12"/>return inet_aton</text:span></text:p>
            <text:p text:style-name="P4"><text:span text:style-name="T2">... <text:s text:c="4"/>from socket import *</text:span></text:p>
            <text:p text:style-name="P4"><text:span text:style-name="T2">... <text:s text:c="4"/>return f2</text:span></text:p>
            <text:p text:style-name="P4"><text:span text:style-name="T2">...</text:span></text:p>
            <text:p text:style-name="P4"><text:span text:style-name="T2">&lt;stdin&gt;:1: SyntaxWarning: import * only allowed at module level</text:span></text:p>
            <text:p text:style-name="P4"><text:span text:style-name="T2"><text:s text:c="2"/></text:span><text:span text:style-name="T2">File "&lt;stdin&gt;", line 4</text:span></text:p>
            <text:p text:style-name="P4"><text:span text:style-name="T2">SyntaxError: import * is not allowed in function 'f1' because it is contains a nested function with free variables</text:span></text:p>
            <text:p text:style-name="P4"><text:span text:style-name="T2">这主要是因为闭包的实现是通过函数编译时名称层状传递。例子</text:span><text:span text:style-name="T2">1</text:span><text:span text:style-name="T2">在编译时，</text:span><text:span text:style-name="T2">f2</text:span><text:span text:style-name="T2">知道上层作用域中有一个名叫</text:span><text:span text:style-name="T2">i</text:span><text:span text:style-name="T2">的变量，于是</text:span><text:span text:style-name="T2">f2</text:span><text:span text:style-name="T2">的</text:span><text:span text:style-name="T2">freevars</text:span><text:span text:style-name="T2">属性就为</text:span><text:span text:style-name="T2">i</text:span><text:span text:style-name="T2">。而当</text:span><text:span text:style-name="T2">f1</text:span><text:span text:style-name="T2">操作</text:span><text:span text:style-name="T2">i</text:span><text:span text:style-name="T2">时，</text:span><text:span text:style-name="T2">f2</text:span><text:span text:style-name="T2">保持了一个对结果的引用。当</text:span><text:span text:style-name="T2">f1</text:span><text:span text:style-name="T2">返回</text:span><text:span text:style-name="T2">f2</text:span><text:span text:style-name="T2">函数对象时，自身的</text:span><text:span text:style-name="T2">PyFrameObject</text:span><text:span text:style-name="T2">消失了没错，但是</text:span><text:span text:style-name="T2">f2</text:span><text:span text:style-name="T2">中对结果的引用还保存在了</text:span><text:span text:style-name="T2">func_closure</text:span><text:span text:style-name="T2">中。当</text:span><text:span text:style-name="T2">from socket import *</text:span><text:span text:style-name="T2">的时候，当前</text:span><text:span text:style-name="T2">locals</text:span><text:span text:style-name="T2">空间名称会发生变化，从而导致动态引入的名称无法在</text:span><text:span text:style-name="T2">f2</text:span><text:span text:style-name="T2">中生效。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0">
        <draw:frame presentation:style-name="pr5" draw:layer="layout" svg:width="25.199cm" svg:height="3.256cm" svg:x="1.4cm" svg:y="0.962cm" presentation:class="title">
          <draw:text-box>
            <text:p>对象和函数-mro</text:p>
          </draw:text-box>
        </draw:frame>
        <draw:frame presentation:style-name="pr6" draw:text-style-name="P2" draw:layer="layout" svg:width="25.199cm" svg:height="13.609cm" svg:x="1.4cm" svg:y="5.039cm" presentation:class="subtitle">
          <draw:text-box>
            <text:p text:style-name="P2"><text:s text:c="4"/>算法，自身先入栈，而后按声明顺序继承每个父类的mro，内部对象在最后。简单来说，深度优先，从左向右。</text:p>
            <text:p text:style-name="P2"><text:s text:c="4"/>当类对象创建时，会将父类所有函数全部复制过来（很明显，应当是符号复制）。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>
        <draw:frame presentation:style-name="pr5" draw:layer="layout" svg:width="25.199cm" svg:height="3.256cm" svg:x="1.4cm" svg:y="0.962cm" presentation:class="title">
          <draw:text-box>
            <text:p>对象和函数-super规则</text:p>
          </draw:text-box>
        </draw:frame>
        <draw:frame presentation:style-name="pr6" draw:text-style-name="P5" draw:layer="layout" svg:width="12.1cm" svg:height="15.646cm" svg:x="1.4cm" svg:y="4.015cm" presentation:class="subtitle" presentation:user-transformed="true">
          <draw:text-box>
            <text:p text:style-name="P5"><text:span text:style-name="T3">&gt;&gt;&gt; class A(object):</text:span></text:p>
            <text:p text:style-name="P5"><text:span text:style-name="T3">... <text:s text:c="4"/>def f(self): print 'A'</text:span></text:p>
            <text:p text:style-name="P5"><text:span text:style-name="T3">...</text:span></text:p>
            <text:p text:style-name="P5"><text:span text:style-name="T3">&gt;&gt;&gt; class B(object):</text:span></text:p>
            <text:p text:style-name="P5"><text:span text:style-name="T3">... <text:s text:c="4"/>def f(self): print 'B'</text:span></text:p>
            <text:p text:style-name="P5"><text:span text:style-name="T3">...</text:span></text:p>
            <text:p text:style-name="P5"><text:span text:style-name="T3">&gt;&gt;&gt; class C(A):</text:span></text:p>
            <text:p text:style-name="P5"><text:span text:style-name="T3">... <text:s text:c="4"/>def f(self): print 'C'</text:span></text:p>
            <text:p text:style-name="P5"><text:span text:style-name="T3">...</text:span></text:p>
            <text:p text:style-name="P5"><text:span text:style-name="T3">&gt;&gt;&gt; class D(C, B):</text:span></text:p>
            <text:p text:style-name="P5"><text:span text:style-name="T3">... <text:s text:c="4"/>def f(self): super(D, self).f()</text:span></text:p>
            <text:p text:style-name="P5"><text:span text:style-name="T3">...</text:span></text:p>
            <text:p text:style-name="P5"><text:span text:style-name="T3">&gt;&gt;&gt; d = D()</text:span></text:p>
            <text:p text:style-name="P5"><text:span text:style-name="T3">&gt;&gt;&gt; d.f()</text:span></text:p>
            <text:p text:style-name="P5"><text:span text:style-name="T3">C</text:span></text:p>
            <text:p text:style-name="P5"><text:span text:style-name="T3">&gt;&gt;&gt; D.__base__</text:span></text:p>
            <text:p text:style-name="P5"><text:span text:style-name="T3">&lt;class '__main__.C'&gt;</text:span></text:p>
            <text:p text:style-name="P5"><text:span text:style-name="T3">&gt;&gt;&gt; D.__bases__</text:span></text:p>
            <text:p text:style-name="P5"><text:span text:style-name="T3">(&lt;class '__main__.C'&gt;, &lt;class '__main__.B'&gt;)</text:span></text:p>
          </draw:text-box>
        </draw:frame>
        <draw:frame presentation:style-name="pr6" draw:text-style-name="P5" draw:layer="layout" svg:width="12.1cm" svg:height="14.156cm" svg:x="14.4cm" svg:y="4.719cm">
          <draw:text-box>
            <text:p text:style-name="P5"><text:span text:style-name="T3">&gt;&gt;&gt; class A(object):</text:span></text:p>
            <text:p text:style-name="P5"><text:span text:style-name="T3">... <text:s text:c="4"/>def f(self): print 'A'</text:span></text:p>
            <text:p text:style-name="P5"><text:span text:style-name="T3">...</text:span></text:p>
            <text:p text:style-name="P5"><text:span text:style-name="T3">&gt;&gt;&gt; class B(object):</text:span></text:p>
            <text:p text:style-name="P5"><text:span text:style-name="T3">... <text:s text:c="4"/>def g(self): print 'B'</text:span></text:p>
            <text:p text:style-name="P5"><text:span text:style-name="T3">...</text:span></text:p>
            <text:p text:style-name="P5"><text:span text:style-name="T3">&gt;&gt;&gt; class C(A, B):</text:span></text:p>
            <text:p text:style-name="P5"><text:span text:style-name="T3">... <text:s text:c="4"/>def f(self): super(C, self).g()</text:span></text:p>
            <text:p text:style-name="P5"><text:span text:style-name="T3">...</text:span></text:p>
            <text:p text:style-name="P5"><text:span text:style-name="T3">&gt;&gt;&gt; c = C()</text:span></text:p>
            <text:p text:style-name="P5"><text:span text:style-name="T3">&gt;&gt;&gt; c.f()</text:span></text:p>
            <text:p text:style-name="P5"><text:span text:style-name="T3">B</text:span></text:p>
            <text:p text:style-name="P5"><text:span text:style-name="T3">&gt;&gt;&gt; C.__mro__</text:span></text:p>
            <text:p text:style-name="P5"><text:span text:style-name="T3">(&lt;class '__main__.C'&gt;, &lt;class '__main__.A'&gt;, &lt;class '__main__.B'&gt;, &lt;type 'object'&gt;)</text:span></text:p>
            <text:p text:style-name="P5"><text:span text:style-name="T3">super</text:span><text:span text:style-name="T3">的算法是跟随</text:span><text:span text:style-name="T3">mro</text:span><text:span text:style-name="T3">次序，寻找非本类第一个符合名称的函数，调用之。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0">
        <draw:frame presentation:style-name="pr5" draw:layer="layout" svg:width="25.199cm" svg:height="3.256cm" svg:x="1.4cm" svg:y="0.962cm" presentation:class="title">
          <draw:text-box>
            <text:p>对象和函数-construct</text:p>
          </draw:text-box>
        </draw:frame>
        <draw:frame presentation:style-name="pr6" draw:layer="layout" svg:width="25.199cm" svg:height="13.609cm" svg:x="1.4cm" svg:y="5.039cm" presentation:class="subtitle">
          <draw:text-box>
            <text:p>instance = cls.__new__(cls, *args, **kargs)</text:p>
            <text:p>cls.__init__(instance, *args, **kargs)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0">
        <draw:frame presentation:style-name="pr5" draw:layer="layout" svg:width="25.199cm" svg:height="3.256cm" svg:x="1.4cm" svg:y="0.962cm" presentation:class="title">
          <draw:text-box>
            <text:p>对象和函数-bound method</text:p>
          </draw:text-box>
        </draw:frame>
        <draw:frame presentation:style-name="pr6" draw:text-style-name="P2" draw:layer="layout" svg:width="25.199cm" svg:height="15.471cm" svg:x="1.4cm" svg:y="4.108cm" presentation:class="subtitle" presentation:user-transformed="true">
          <draw:text-box>
            <text:p text:style-name="P2">&gt;&gt;&gt; class A(object):</text:p>
            <text:p text:style-name="P2">... <text:s text:c="4"/>def f(self): pass</text:p>
            <text:p text:style-name="P2">...</text:p>
            <text:p text:style-name="P2">&gt;&gt;&gt; a = A()</text:p>
            <text:p text:style-name="P2">&gt;&gt;&gt; a.__class__.__dict__['f']</text:p>
            <text:p text:style-name="P2">&lt;function f at 0xb7595454&gt;</text:p>
            <text:p text:style-name="P2">&gt;&gt;&gt; a.f</text:p>
            <text:p text:style-name="P2">&lt;bound method A.f of &lt;__main__.A object at 0xb75a1e6c&gt;&gt;</text:p>
            <text:p text:style-name="P2">&gt;&gt;&gt; a.f.im_self</text:p>
            <text:p text:style-name="P2">&lt;__main__.A object at 0xb75a1e6c&gt;</text:p>
            <text:p text:style-name="P2">bound method是一个函数对象和一个实例对象的集合。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0">
        <draw:frame presentation:style-name="pr5" draw:layer="layout" svg:width="25.199cm" svg:height="3.256cm" svg:x="1.4cm" svg:y="0.962cm" presentation:class="title">
          <draw:text-box>
            <text:p>对象和函数-descriptor1</text:p>
          </draw:text-box>
        </draw:frame>
        <draw:frame presentation:style-name="pr6" draw:text-style-name="P4" draw:layer="layout" svg:width="25.199cm" svg:height="13.609cm" svg:x="1.4cm" svg:y="5.035cm" presentation:class="subtitle" presentation:user-transformed="true">
          <draw:text-box>
            <text:p text:style-name="P4"><text:span text:style-name="T2">&gt;&gt;&gt; class A(object):</text:span></text:p>
            <text:p text:style-name="P4"><text:span text:style-name="T2">... <text:s text:c="4"/>def __get__(self, obj, cls): return 'A.__get__ %s %s %s' % (self, obj, cls)</text:span></text:p>
            <text:p text:style-name="P4"><text:span text:style-name="T2">...</text:span></text:p>
            <text:p text:style-name="P4"><text:span text:style-name="T2">&gt;&gt;&gt; class B(object):</text:span></text:p>
            <text:p text:style-name="P4"><text:span text:style-name="T2">... <text:s text:c="4"/>v = A()</text:span></text:p>
            <text:p text:style-name="P4"><text:span text:style-name="T2">...</text:span></text:p>
            <text:p text:style-name="P4"><text:span text:style-name="T2">&gt;&gt;&gt; b = B()</text:span></text:p>
            <text:p text:style-name="P4"><text:span text:style-name="T2">&gt;&gt;&gt; b.v</text:span></text:p>
            <text:p text:style-name="P4"><text:span text:style-name="T2">"A.__get__ &lt;__main__.A object at 0xb75a1cac&gt; &lt;__main__.B object at 0xb75a1cec&gt; &lt;class '__main__.B'&gt;"</text:span></text:p>
            <text:p text:style-name="P4"><text:span text:style-name="T2">某个</text:span><text:span text:style-name="T2">instance</text:span><text:span text:style-name="T2">的属性查找顺序为，</text:span><text:span text:style-name="T2">obj.__dict__</text:span><text:span text:style-name="T2">，</text:span><text:span text:style-name="T2">class</text:span><text:span text:style-name="T2">属性（按照</text:span><text:span text:style-name="T2">mro</text:span><text:span text:style-name="T2">顺序）。如果有</text:span><text:span text:style-name="T2">descriptor</text:span><text:span text:style-name="T2">则先于</text:span><text:span text:style-name="T2">obj.__dict__</text:span><text:span text:style-name="T2">。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0">
        <draw:frame presentation:style-name="pr5" draw:layer="layout" svg:width="25.199cm" svg:height="3.256cm" svg:x="1.4cm" svg:y="0.962cm" presentation:class="title">
          <draw:text-box>
            <text:p>对象和函数-descriptor1</text:p>
          </draw:text-box>
        </draw:frame>
        <draw:frame presentation:style-name="pr6" draw:text-style-name="P6" draw:layer="layout" svg:width="25.199cm" svg:height="13.609cm" svg:x="1.4cm" svg:y="5.038cm" presentation:class="subtitle" presentation:user-transformed="true">
          <draw:text-box>
            <text:p text:style-name="P6"><text:span text:style-name="T2"><text:s text:c="4"/></text:span><text:span text:style-name="T2">于是，这解释了一个问题。我们定义函数的时候，定义的都是“类函数”，即函数是类的成员。为什么最终函数会变成实例的成员呢？为什么又在调用时会自动产生一个</text:span><text:span text:style-name="T2">self</text:span><text:span text:style-name="T2">呢？</text:span></text:p>
            <text:p text:style-name="P6"><text:span text:style-name="T2"><text:s text:c="4"/></text:span><text:span text:style-name="T2">实例在查找的时候，会先查找</text:span><text:span text:style-name="T2">class</text:span><text:span text:style-name="T2">属性中的</text:span><text:span text:style-name="T2">descriptor</text:span><text:span text:style-name="T2">。假定</text:span><text:span text:style-name="T2">class</text:span><text:span text:style-name="T2">有成员函数</text:span><text:span text:style-name="T2">f</text:span><text:span text:style-name="T2">，当使用</text:span><text:span text:style-name="T2">obj.f</text:span><text:span text:style-name="T2">时，首先命中这个函数对象，因为这个对象是一个</text:span><text:span text:style-name="T2">descriptor</text:span><text:span text:style-name="T2">。即使我们对实例赋值，也无法改变这一行为，即类成员函数无法在实例上重载。</text:span><text:span text:style-name="T2">descriptor</text:span><text:span text:style-name="T2">在取值时，会被调用</text:span><text:span text:style-name="T2">__get__</text:span><text:span text:style-name="T2">方法，这一方法有</text:span><text:span text:style-name="T2">obj</text:span><text:span text:style-name="T2">参数。于是函数对象的默认</text:span><text:span text:style-name="T2">__get__</text:span><text:span text:style-name="T2">返回了一个</text:span><text:span text:style-name="T2">bound method</text:span><text:span text:style-name="T2">，其中包含了</text:span><text:span text:style-name="T2">self</text:span><text:span text:style-name="T2">和函数对象自身。</text:span></text:p>
            <text:p text:style-name="P6"><text:span text:style-name="T2"><text:s text:c="4"/></text:span><text:span text:style-name="T2">这种行为在每次调用时都会发生，因此实例成员函数的性能比</text:span><text:span text:style-name="T2">unbound method</text:span><text:span text:style-name="T2">直接写对象要慢。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0">
        <draw:frame presentation:style-name="pr5" draw:layer="layout" svg:width="25.199cm" svg:height="3.256cm" svg:x="1.4cm" svg:y="0.962cm" presentation:class="title">
          <draw:text-box>
            <text:p>杂项-GIL的影响</text:p>
          </draw:text-box>
        </draw:frame>
        <draw:frame presentation:style-name="pr6" draw:text-style-name="P4" draw:layer="layout" svg:width="25.199cm" svg:height="13.609cm" svg:x="1.4cm" svg:y="5.039cm" presentation:class="subtitle" presentation:user-transformed="true">
          <draw:text-box>
            <text:p text:style-name="P4"><text:span text:style-name="T2"><text:s text:c="4"/></text:span><text:span text:style-name="T2">很多人讨论</text:span><text:span text:style-name="T2">python</text:span><text:span text:style-name="T2">性能的时候都提到一个概念，</text:span><text:span text:style-name="T2">GIL</text:span><text:span text:style-name="T2">。我在</text:span><text:span text:style-name="T2">python</text:span><text:span text:style-name="T2">源码中搜了一下，这个函数调用并不多，但是位置很要命。每个线程，生成的时候请求一下，退出的时候释放一下。在每次运行字节码前也会短暂的释放一下，让其他线程有获得运行的机会。说白了，除非程序显式的调用</text:span><text:span text:style-name="T2">release_lock</text:span><text:span text:style-name="T2">去释放资源，否则</text:span><text:span text:style-name="T2">python</text:span><text:span text:style-name="T2">是没有任何多线程能力的。这种机会并不很多，通常只发生在阻塞的时候。</text:span></text:p>
            <text:p text:style-name="P4"><text:span text:style-name="T2"><text:s text:c="4"/></text:span><text:span text:style-name="T2">而</text:span><text:span text:style-name="T2">python</text:span><text:span text:style-name="T2">原子化的粒度也比较清晰，就是每个字节码内部一定是原子的，字节码和字节码之间是非原子的。当我们操作</text:span><text:span text:style-name="T2">l.append</text:span><text:span text:style-name="T2">的时候，不用担心线程竞争导致数据结构损坏。但是如果我们操作</text:span><text:span text:style-name="T2">del l[len(l)]</text:span><text:span text:style-name="T2">的时候，存在发生异常的概率。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0">
        <draw:frame presentation:style-name="pr5" draw:layer="layout" svg:width="25.199cm" svg:height="3.256cm" svg:x="1.4cm" svg:y="0.962cm" presentation:class="title">
          <draw:text-box>
            <text:p>杂项-对象缓存池</text:p>
          </draw:text-box>
        </draw:frame>
        <draw:frame presentation:style-name="pr6" draw:text-style-name="P2" draw:layer="layout" svg:width="25.199cm" svg:height="13.609cm" svg:x="1.4cm" svg:y="5.039cm" presentation:class="subtitle" presentation:user-transformed="true">
          <draw:text-box>
            <text:p text:style-name="P2"><text:s text:c="4"/>python对小内存对象（碎片对象）提供了小内存对象缓存池。默认情况下，256字节以下的内存由小内存缓存池管理，以上的直接向系统申请，申请大小每8字节对齐。</text:p>
            <text:p text:style-name="P2"><text:s text:c="4"/>对象缓存池的分配和收集技术采用了自由资源链表，在2.5之后，当某个尺度的资源不再需要时，会整体释放。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0">
        <draw:frame presentation:style-name="pr5" draw:layer="layout" svg:width="25.199cm" svg:height="3.256cm" svg:x="1.4cm" svg:y="0.962cm" presentation:class="title">
          <draw:text-box>
            <text:p>杂项-python的GC机制</text:p>
          </draw:text-box>
        </draw:frame>
        <draw:frame presentation:style-name="pr6" draw:text-style-name="P2" draw:layer="layout" svg:width="25.199cm" svg:height="13.609cm" svg:x="1.4cm" svg:y="5.039cm" presentation:class="subtitle">
          <draw:text-box>
            <text:p text:style-name="P2"><text:s text:c="4"/>python的GC机制是基于引用计数的，因此当引用计数归零，对象一定会被释放（如果是碎片对象，内存不一定直接释放，可能归对象缓存池）。</text:p>
            <text:p text:style-name="P2"><text:s text:c="4"/>python的辅助垃圾收集算法是三色标记法和分代垃圾收集模型（generation），由于要跟踪所有的容器对象，因此容器对象上有跟踪链表。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0">
        <draw:frame presentation:style-name="pr5" draw:layer="layout" svg:width="25.199cm" svg:height="3.256cm" svg:x="1.4cm" svg:y="0.962cm" presentation:class="title">
          <draw:text-box>
            <text:p>杂项-字符编码处理方案</text:p>
          </draw:text-box>
        </draw:frame>
        <draw:frame presentation:style-name="pr6" draw:text-style-name="P2" draw:layer="layout" svg:width="25.199cm" svg:height="13.609cm" svg:x="1.4cm" svg:y="5.039cm" presentation:class="subtitle">
          <draw:text-box>
            <text:p text:style-name="P2"><text:s text:c="4"/>无论从何种来源，只要是字符串，并可能交给一个和当前代码并不紧密耦合的代码处理，就应当被转换为unicode。或者换一个更简洁的说法，应当使用unicode作为接口数据类型。</text:p>
            <text:p text:style-name="P2"><text:s text:c="4"/>str对象是很难猜测编码的，当离开了数据源代码后，再分析编码是个不靠谱的方案。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HK'" style:font-family-generic="roman" style:font-pitch="variable" fo:font-size="24pt" fo:language="en" fo:country="US" style:font-family-asian="'AR PL UMing HK'" style:font-family-generic-asian="system" style:font-pitch-asian="variable" style:font-size-asian="24pt" style:language-asian="zh" style:country-asian="CN" style:font-family-complex="'AR PL UMing HK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R PL UMing HK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AR PL UMing H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R PL UMing HK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AR PL UMing HK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R PL UMing HK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AR PL UMing H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R PL UMing HK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AR PL UMing H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R PL UMing HK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AR PL UMing HK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08T10:01:30</meta:creation-date>
    <meta:editing-duration>PT01H31M04S</meta:editing-duration>
    <meta:editing-cycles>43</meta:editing-cycles>
    <dc:date>2011-03-08T11:32:25</dc:date>
    <meta:generator>OpenOffice.org/3.2$Linux OpenOffice.org_project/320m19$Build-9505</meta:generator>
    <meta:document-statistic meta:object-count="130"/>
  </office:meta>
</office:document-meta>
</file>